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 style:master-page-name="Standard">
      <style:paragraph-properties fo:margin-top="0cm" fo:margin-bottom="0cm" style:contextual-spacing="false" style:page-number="1"/>
    </style:style>
    <style:style style:name="P3" style:family="paragraph" style:parent-style-name="Standard" style:list-style-name="WWNum1">
      <style:paragraph-properties fo:margin-left="1.27cm" fo:margin-right="0cm" fo:margin-top="0cm" fo:margin-bottom="0cm" style:contextual-spacing="true" fo:text-indent="0.635cm" style:auto-text-indent="false"/>
    </style:style>
    <style:style style:name="T1" style:family="text">
      <style:text-properties style:text-underline-style="none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AS</text:p>
      <text:p text:style-name="P1"/>
      <text:list xml:id="list5053405697120701922" text:style-name="WWNum1">
        <text:list-item>
          <text:p text:style-name="P3">SER FELICES :)</text:p>
        </text:list-item>
      </text:list>
      <text:p text:style-name="P1"/>
      <text:p text:style-name="P1">LUIS-&gt; Muñeco <text:s/>principal</text:p>
      <text:p text:style-name="P1"/>
      <text:p text:style-name="P1">Gimnasio Pokemon-&gt; El jugador se enfrenta a una serie de preguntas para llegar a donde Luis que es el duro del juego, ganale a luis o pierde, TOCA BUSCAR PREMIO</text:p>
      <text:p text:style-name="P1"/>
      <text:p text:style-name="P1">La idea es hacerlo tipo ronda preguntados pero Luis es una persona real que se enfrenta pero no se sabe a quien se enfrenta.</text:p>
      <text:p text:style-name="P1"/>
      <text:p text:style-name="P1">La idea es hacer el juego tipo rangos es decir, se empieza en varon, va aumentando de rango. </text:p>
      <text:p text:style-name="P1"/>
      <text:p text:style-name="P1"/>
      <text:p text:style-name="P1"><text:a xlink:type="simple" xlink:href="http://getbootstrap.com/getting-started/"><text:span text:style-name="T2">http://getbootstrap.com/getting-started/</text:span></text:a></text:p>
      <text:p text:style-name="P1"><text:a xlink:type="simple" xlink:href="http://materializecss.com/buttons.html"><text:span text:style-name="T2">http://materializecss.com/buttons.html</text:span></text:a></text:p>
      <text:p text:style-name="P1"><text:a xlink:type="simple" xlink:href="http://bootsnipp.com/"><text:span text:style-name="T2">http://bootsnipp.com/</text:span></text:a></text:p>
      <text:p text:style-name="P1"><text:a xlink:type="simple" xlink:href="http://border-radius.com/"><text:span text:style-name="T2">http://border-radius.com/</text:span></text:a></text:p>
      <text:p text:style-name="P1"><text:a xlink:type="simple" xlink:href="http://www.w3schools.com"><text:span text:style-name="T2">www.w3schools.com</text:span></text:a></text:p>
      <text:p text:style-name="P1"><text:a xlink:type="simple" xlink:href="https://css-tricks.com/"><text:span text:style-name="T2">https://css-tricks.com/</text:span>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CO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CO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4T12:48:40.896491575</dc:date>
    <meta:document-statistic meta:table-count="0" meta:image-count="0" meta:object-count="0" meta:page-count="1" meta:paragraph-count="12" meta:word-count="86" meta:character-count="586" meta:non-whitespace-character-count="511"/>
    <meta:generator>LibreOffice/4.2.8.2$Linux_X86_64 LibreOffice_project/420m0$Build-2</meta:generator>
  </office:meta>
</office:document-meta>
</file>